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1cm"/>
    </style:style>
    <style:style style:name="co3" style:family="table-column">
      <style:table-column-properties fo:break-before="auto" style:column-width="12.109cm"/>
    </style:style>
    <style:style style:name="co4" style:family="table-column">
      <style:table-column-properties fo:break-before="auto" style:column-width="2.944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style:vertical-align="top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ackground-color="#e8f2a1" style:text-align-source="fix" style:repeat-content="false" style:vertical-align="top"/>
      <style:paragraph-properties fo:text-align="center"/>
      <style:text-properties style:font-name="DejaVu Sans"/>
    </style:style>
    <style:style style:name="ce24" style:family="table-cell" style:parent-style-name="Default">
      <style:table-cell-properties fo:background-color="#e8f2a1" style:vertical-align="top"/>
      <style:text-properties style:font-name="DejaVu Sans"/>
    </style:style>
    <style:style style:name="ce29" style:family="table-cell" style:parent-style-name="Default">
      <style:table-cell-properties fo:background-color="#afd095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afd095"/>
      <style:text-properties style:font-name="DejaVu Sans"/>
    </style:style>
    <style:style style:name="ce32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3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DejaVu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16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729fcf"/>
      <style:text-properties style:font-name="DejaVu Sans"/>
    </style:style>
    <style:style style:name="ce43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1" style:family="table-cell" style:parent-style-name="Default" style:data-style-name="N100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00">
      <style:text-properties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5" style:family="table-cell" style:parent-style-name="Default" style:data-style-name="N100">
      <style:table-cell-properties fo:background-color="#afd095"/>
      <style:text-properties style:font-name="DejaVu Sans"/>
    </style:style>
    <style:style style:name="ce52" style:family="table-cell" style:parent-style-name="Default" style:data-style-name="N100">
      <style:table-cell-properties fo:background-color="#729fcf"/>
      <style:text-properties style:font-name="DejaVu Sans"/>
    </style:style>
    <style:style style:name="ce17" style:family="table-cell" style:parent-style-name="Default" style:data-style-name="N0">
      <style:text-properties style:font-name="DejaVu Sans"/>
    </style:style>
    <style:style style:name="ce54" style:family="table-cell" style:parent-style-name="Default" style:data-style-name="N10123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20" style:family="table-cell" style:parent-style-name="Default" style:data-style-name="N10123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123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22" style:family="table-cell" style:parent-style-name="Default" style:data-style-name="N10123">
      <style:table-cell-properties style:text-align-source="fix" style:repeat-content="false"/>
      <style:paragraph-properties fo:text-align="end" fo:margin-left="0cm"/>
      <style:text-properties style:font-name="DejaVu Sans" style:font-name-asian="DejaVu Sans1" style:font-name-complex="DejaVu Sans1"/>
    </style:style>
    <style:style style:name="ce23" style:family="table-cell" style:parent-style-name="Default" style:data-style-name="N10123"/>
    <style:style style:name="ce59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7" style:family="table-cell" style:parent-style-name="Default" style:data-style-name="N10123">
      <style:table-cell-properties fo:background-color="#afd095"/>
      <style:text-properties style:font-name="DejaVu Sans"/>
    </style:style>
    <style:style style:name="ce61" style:family="table-cell" style:parent-style-name="Default" style:data-style-name="N10123">
      <style:table-cell-properties fo:background-color="#729fcf" style:text-align-source="fix" style:repeat-content="false"/>
      <style:paragraph-properties fo:text-align="end" fo:margin-left="0cm"/>
      <style:text-properties style:font-name="DejaVu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50" style:family="table-cell" style:parent-style-name="Default" style:data-style-name="N10123">
      <style:table-cell-properties fo:background-color="#dee7e5"/>
      <style:text-properties style:font-name="DejaVu Sans"/>
    </style:style>
    <style:style style:name="ce51" style:family="table-cell" style:parent-style-name="Default" style:data-style-name="N10123">
      <style:table-cell-properties fo:background-color="#dee7e5"/>
    </style:style>
    <style:style style:name="ce28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" table:default-cell-style-name="ce7"/>
        <table:table-column table:style-name="co1" table:number-columns-repeated="16364"/>
        <table:table-row table:style-name="ro1">
          <table:table-cell table:style-name="ce1" office:value-type="string" calcext:value-type="string" table:number-columns-spanned="10" table:number-rows-spanned="1">
            <text:p>Production costs</text:p>
          </table:table-cell>
          <table:covered-table-cell table:number-columns-repeated="9" table:style-name="Default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" office:value-type="string" calcext:value-type="string" table:number-columns-spanned="1" table:number-rows-spanned="2">
            <text:p>Category</text:p>
          </table:table-cell>
          <table:table-cell table:style-name="ce2" office:value-type="string" calcext:value-type="string" table:number-columns-spanned="1" table:number-rows-spanned="2">
            <text:p>Item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1" table:number-rows-spanned="2">
            <text:p>Qtt per unit</text:p>
          </table:table-cell>
          <table:table-cell table:style-name="ce11" office:value-type="string" calcext:value-type="string" table:number-columns-spanned="1" table:number-rows-spanned="2">
            <text:p>Link</text:p>
          </table:table-cell>
          <table:table-cell table:style-name="ce2" office:value-type="string" calcext:value-type="string" table:number-columns-spanned="4" table:number-rows-spanned="1">
            <text:p>Cost</text:p>
          </table:table-cell>
          <table:covered-table-cell table:style-name="ce54"/>
          <table:covered-table-cell table:number-columns-repeated="2" table:style-name="ce25"/>
          <table:table-cell table:style-name="ce4" table:formula="of:=&quot;Cost For &quot;&amp;[.J3]&amp;&quot; units&quot;" office:value-type="string" office:string-value="Cost For 2 units" calcext:value-type="string">
            <text:p>Cost For 2 units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number-columns-repeated="4" table:style-name="ce4"/>
          <table:covered-table-cell table:style-name="ce12"/>
          <table:table-cell table:style-name="ce4" office:value-type="string" calcext:value-type="string">
            <text:p>Min Qtt</text:p>
          </table:table-cell>
          <table:table-cell table:style-name="ce54" office:value-type="string" calcext:value-type="string">
            <text:p>Price for qtt</text:p>
          </table:table-cell>
          <table:table-cell table:style-name="ce4" office:value-type="string" calcext:value-type="string">
            <text:p>Price/Qtt</text:p>
          </table:table-cell>
          <table:table-cell table:style-name="ce4" office:value-type="string" calcext:value-type="string">
            <text:p>Min price min qtt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"/>
          <table:table-cell table:style-name="ce7" table:number-columns-repeated="16364"/>
        </table:table-row>
        <table:table-row table:style-name="ro1">
          <table:table-cell table:style-name="ce5" office:value-type="string" calcext:value-type="string">
            <text:p>To buy</text:p>
          </table:table-cell>
          <table:table-cell table:style-name="ce37" table:number-columns-repeated="9"/>
          <table:table-cell table:style-name="Default" table:number-columns-repeated="10"/>
          <table:table-cell table:style-name="ce7" table:number-columns-repeated="16364"/>
        </table:table-row>
        <table:table-row table:style-name="ro1">
          <table:table-cell table:style-name="ce3" office:value-type="string" calcext:value-type="string">
            <text:p>Sticks</text:p>
          </table:table-cell>
          <table:table-cell office:value-type="string" calcext:value-type="string">
            <text:p>New 3DS XL Sticks</text:p>
          </table:table-cell>
          <table:table-cell office:value-type="string" calcext:value-type="string">
            <text:p>Nintendo new 3DS XL joysti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6359586643.html" xlink:type="simple">https://fr.aliexpress.com/item/1005006359586643.html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currency" office:currency="EUR" office:value="4.03" calcext:value-type="currency">
            <text:p>€4,03</text:p>
          </table:table-cell>
          <table:table-cell table:style-name="ce50" table:formula="of:=IFERROR([.G5]/[.F5];0)*[.D5]" office:value-type="currency" office:currency="EUR" office:value="8.06" calcext:value-type="currency">
            <text:p>€8,06</text:p>
          </table:table-cell>
          <table:table-cell table:style-name="ce51" table:formula="of:=ROUNDUP(IFERROR([.D5]/[.F5];0))*[.G5]" office:value-type="currency" office:currency="EUR" office:value="8.06" calcext:value-type="currency">
            <text:p>€8,06</text:p>
          </table:table-cell>
          <table:table-cell table:style-name="ce51" table:formula="of:=ROUNDUP(IFERROR([.D5]*[.J$3]/[.F5];0))*[.G5]" office:value-type="currency" office:currency="EUR" office:value="16.12" calcext:value-type="currency">
            <text:p>€16,12</text:p>
          </table:table-cell>
          <table:table-cell table:style-name="Default"/>
          <table:table-cell table:style-name="ce28"/>
          <table:table-cell table:style-name="Default"/>
          <table:table-cell table:number-columns-repeated="7"/>
          <table:table-cell table:style-name="ce7" table:number-columns-repeated="16364"/>
        </table:table-row>
        <table:table-row table:style-name="ro1">
          <table:table-cell table:style-name="ce19" office:value-type="string" calcext:value-type="string" table:number-columns-spanned="1" table:number-rows-spanned="3">
            <text:p>Screws</text:p>
          </table:table-cell>
          <table:table-cell table:style-name="ce30" office:value-type="string" calcext:value-type="string">
            <text:p>M1.4</text:p>
          </table:table-cell>
          <table:table-cell office:value-type="string" calcext:value-type="string">
            <text:p>Nintendo 3DS joystick screws (8mm Long x 1.5mm x 2.5m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1005002364189187.html" xlink:type="simple">https://fr.aliexpress.com/item/1005002364189187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23" calcext:value-type="currency">
            <text:p>€1,23</text:p>
          </table:table-cell>
          <table:table-cell table:style-name="ce50" table:formula="of:=IFERROR([.G6]/[.F6];0)*[.D6]" office:value-type="currency" office:currency="EUR" office:value="0.0984" calcext:value-type="currency">
            <text:p>€0,10</text:p>
          </table:table-cell>
          <table:table-cell table:style-name="ce51" table:formula="of:=ROUNDUP(IFERROR([.D6]/[.F6];0))*[.G6]" office:value-type="currency" office:currency="EUR" office:value="1.23" calcext:value-type="currency">
            <text:p>€1,23</text:p>
          </table:table-cell>
          <table:table-cell table:style-name="ce51" table:formula="of:=ROUNDUP(IFERROR([.D6]*[.J$3]/[.F6];0))*[.G6]" office:value-type="currency" office:currency="EUR" office:value="1.23" calcext:value-type="currency">
            <text:p>€1,2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2</text:p>
          </table:table-cell>
          <table:table-cell office:value-type="string" calcext:value-type="string">
            <text:p>4mm countersunk screws (for closing the back pane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fr.aliexpress.com/item/1005008709978631.html" xlink:type="simple">https://fr.aliexpress.com/item/1005008709978631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13" calcext:value-type="currency">
            <text:p>€1,13</text:p>
          </table:table-cell>
          <table:table-cell table:style-name="ce50" table:formula="of:=IFERROR([.G7]/[.F7];0)*[.D7]" office:value-type="currency" office:currency="EUR" office:value="0.2034" calcext:value-type="currency">
            <text:p>€0,20</text:p>
          </table:table-cell>
          <table:table-cell table:style-name="ce51" table:formula="of:=ROUNDUP(IFERROR([.D7]/[.F7];0))*[.G7]" office:value-type="currency" office:currency="EUR" office:value="1.13" calcext:value-type="currency">
            <text:p>€1,13</text:p>
          </table:table-cell>
          <table:table-cell table:style-name="ce51" table:formula="of:=ROUNDUP(IFERROR([.D7]*[.J$3]/[.F7];0))*[.G7]" office:value-type="currency" office:currency="EUR" office:value="1.13" calcext:value-type="currency">
            <text:p>€1,1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2.5</text:p>
          </table:table-cell>
          <table:table-cell office:value-type="string" calcext:value-type="string">
            <text:p>5mm round/dome screws (max head height: 1.8mm) to fix the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fr.aliexpress.com/item/1005008709978631.html" xlink:type="simple">https://fr.aliexpress.com/item/1005008709978631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37" calcext:value-type="currency">
            <text:p>€1,37</text:p>
          </table:table-cell>
          <table:table-cell table:style-name="ce50" table:formula="of:=IFERROR([.G8]/[.F8];0)*[.D8]" office:value-type="currency" office:currency="EUR" office:value="0.137" calcext:value-type="currency">
            <text:p>€0,14</text:p>
          </table:table-cell>
          <table:table-cell table:style-name="ce51" table:formula="of:=ROUNDUP(IFERROR([.D8]/[.F8];0))*[.G8]" office:value-type="currency" office:currency="EUR" office:value="1.37" calcext:value-type="currency">
            <text:p>€1,37</text:p>
          </table:table-cell>
          <table:table-cell table:style-name="ce51" table:formula="of:=ROUNDUP(IFERROR([.D8]*[.J$3]/[.F8];0))*[.G8]" office:value-type="currency" office:currency="EUR" office:value="1.37" calcext:value-type="currency">
            <text:p>€1,3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19" office:value-type="string" calcext:value-type="string" table:number-columns-spanned="1" table:number-rows-spanned="3">
            <text:p>Buttons</text:p>
          </table:table-cell>
          <table:table-cell office:value-type="string" calcext:value-type="string">
            <text:p>SS-12D00 </text:p>
          </table:table-cell>
          <table:table-cell office:value-type="string" calcext:value-type="string">
            <text:p>SS-12D00 2mm shaft slide switch (power)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fr.aliexpress.com/item/1005008489387043.html" xlink:type="simple">https://fr.aliexpress.com/item/1005008489387043.html</text:a> </text:p>
          </table:table-cell>
          <table:table-cell office:value-type="float" office:value="10" calcext:value-type="float">
            <text:p>10</text:p>
          </table:table-cell>
          <table:table-cell table:style-name="ce22" office:value-type="currency" office:currency="EUR" office:value="1.76" calcext:value-type="currency">
            <text:p>€1,76</text:p>
          </table:table-cell>
          <table:table-cell table:style-name="ce50" table:formula="of:=IFERROR([.G9]/[.F9];0)*[.D9]" office:value-type="currency" office:currency="EUR" office:value="0.176" calcext:value-type="currency">
            <text:p>€0,18</text:p>
          </table:table-cell>
          <table:table-cell table:style-name="ce51" table:formula="of:=ROUNDUP(IFERROR([.D9]/[.F9];0))*[.G9]" office:value-type="currency" office:currency="EUR" office:value="1.76" calcext:value-type="currency">
            <text:p>€1,76</text:p>
          </table:table-cell>
          <table:table-cell table:style-name="ce51" table:formula="of:=ROUNDUP(IFERROR([.D9]*[.J$3]/[.F9];0))*[.G9]" office:value-type="currency" office:currency="EUR" office:value="1.76" calcext:value-type="currency">
            <text:p>€1,76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Buttons</text:p>
          </table:table-cell>
          <table:table-cell office:value-type="string" calcext:value-type="string">
            <text:p>6x6x3.5mm 2 pins (silent) mouse switches (ex: HUANO Mute Button 6 × 6 × 3.5mm; Kailh Mini 6.2mm Silent Micro Switche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fr.aliexpress.com/item/1005005681410178.html" xlink:type="simple">https://fr.aliexpress.com/item/1005005681410178.html</text:a> 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5.54" calcext:value-type="currency">
            <text:p>€5,54</text:p>
          </table:table-cell>
          <table:table-cell table:style-name="ce50" table:formula="of:=IFERROR([.G10]/[.F10];0)*[.D10]" office:value-type="currency" office:currency="EUR" office:value="3.047" calcext:value-type="currency">
            <text:p>€3,05</text:p>
          </table:table-cell>
          <table:table-cell table:style-name="ce51" table:formula="of:=ROUNDUP(IFERROR([.D10]/[.F10];0))*[.G10]" office:value-type="currency" office:currency="EUR" office:value="5.54" calcext:value-type="currency">
            <text:p>€5,54</text:p>
          </table:table-cell>
          <table:table-cell table:style-name="ce51" table:formula="of:=ROUNDUP(IFERROR([.D10]*[.J$3]/[.F10];0))*[.G10]" office:value-type="currency" office:currency="EUR" office:value="11.08" calcext:value-type="currency">
            <text:p>€11,0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KRWADE030</text:p>
          </table:table-cell>
          <table:table-cell office:value-type="string" calcext:value-type="string">
            <text:p>SKRWADE030 tactile butt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4001125555481.html" xlink:type="simple">https://fr.aliexpress.com/item/4001125555481.html</text:a>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83" calcext:value-type="currency">
            <text:p>€0,83</text:p>
          </table:table-cell>
          <table:table-cell table:style-name="ce50" table:formula="of:=IFERROR([.G11]/[.F11];0)*[.D11]" office:value-type="currency" office:currency="EUR" office:value="0.166" calcext:value-type="currency">
            <text:p>€0,17</text:p>
          </table:table-cell>
          <table:table-cell table:style-name="ce51" table:formula="of:=ROUNDUP(IFERROR([.D11]/[.F11];0))*[.G11]" office:value-type="currency" office:currency="EUR" office:value="0.83" calcext:value-type="currency">
            <text:p>€0,83</text:p>
          </table:table-cell>
          <table:table-cell table:style-name="ce51" table:formula="of:=ROUNDUP(IFERROR([.D11]*[.J$3]/[.F11];0))*[.G11]" office:value-type="currency" office:currency="EUR" office:value="0.83" calcext:value-type="currency">
            <text:p>€0,8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19" office:value-type="string" calcext:value-type="string" table:number-columns-spanned="1" table:number-rows-spanned="3">
            <text:p>Triggers</text:p>
          </table:table-cell>
          <table:table-cell office:value-type="string" calcext:value-type="string">
            <text:p>SS49E</text:p>
          </table:table-cell>
          <table:table-cell office:value-type="string" calcext:value-type="string">
            <text:p>SS49E Hall effect sens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6001710265.html" xlink:type="simple">https://fr.aliexpress.com/item/1005006001710265.htm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78" calcext:value-type="currency">
            <text:p>€0,78</text:p>
          </table:table-cell>
          <table:table-cell table:style-name="ce50" table:formula="of:=IFERROR([.G12]/[.F12];0)*[.D12]" office:value-type="currency" office:currency="EUR" office:value="0.156" calcext:value-type="currency">
            <text:p>€0,16</text:p>
          </table:table-cell>
          <table:table-cell table:style-name="ce51" table:formula="of:=ROUNDUP(IFERROR([.D12]/[.F12];0))*[.G12]" office:value-type="currency" office:currency="EUR" office:value="0.78" calcext:value-type="currency">
            <text:p>€0,78</text:p>
          </table:table-cell>
          <table:table-cell table:style-name="ce51" table:formula="of:=ROUNDUP(IFERROR([.D12]*[.J$3]/[.F12];0))*[.G12]" office:value-type="currency" office:currency="EUR" office:value="0.78" calcext:value-type="currency">
            <text:p>€0,7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agnets</text:p>
          </table:table-cell>
          <table:table-cell office:value-type="string" calcext:value-type="string">
            <text:p>round 5x2mm magn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10155029417.html" xlink:type="simple">https://fr.aliexpress.com/item/1005010155029417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73" calcext:value-type="currency">
            <text:p>€1,73</text:p>
          </table:table-cell>
          <table:table-cell table:style-name="ce50" table:formula="of:=IFERROR([.G13]/[.F13];0)*[.D13]" office:value-type="currency" office:currency="EUR" office:value="0.0692" calcext:value-type="currency">
            <text:p>€0,07</text:p>
          </table:table-cell>
          <table:table-cell table:style-name="ce51" table:formula="of:=ROUNDUP(IFERROR([.D13]/[.F13];0))*[.G13]" office:value-type="currency" office:currency="EUR" office:value="1.73" calcext:value-type="currency">
            <text:p>€1,73</text:p>
          </table:table-cell>
          <table:table-cell table:style-name="ce51" table:formula="of:=ROUNDUP(IFERROR([.D13]*[.J$3]/[.F13];0))*[.G13]" office:value-type="currency" office:currency="EUR" office:value="1.73" calcext:value-type="currency">
            <text:p>€1,7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prings</text:p>
          </table:table-cell>
          <table:table-cell office:value-type="string" calcext:value-type="string">
            <text:p>springs (15×4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5402501364.html" xlink:type="simple">https://fr.aliexpress.com/item/1005005402501364.htm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.54" calcext:value-type="currency">
            <text:p>€1,54</text:p>
          </table:table-cell>
          <table:table-cell table:style-name="ce50" table:formula="of:=IFERROR([.G14]/[.F14];0)*[.D14]" office:value-type="currency" office:currency="EUR" office:value="0.308" calcext:value-type="currency">
            <text:p>€0,31</text:p>
          </table:table-cell>
          <table:table-cell table:style-name="ce51" table:formula="of:=ROUNDUP(IFERROR([.D14]/[.F14];0))*[.G14]" office:value-type="currency" office:currency="EUR" office:value="1.54" calcext:value-type="currency">
            <text:p>€1,54</text:p>
          </table:table-cell>
          <table:table-cell table:style-name="ce51" table:formula="of:=ROUNDUP(IFERROR([.D14]*[.J$3]/[.F14];0))*[.G14]" office:value-type="currency" office:currency="EUR" office:value="1.54" calcext:value-type="currency">
            <text:p>€1,54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19" office:value-type="string" calcext:value-type="string" table:number-columns-spanned="1" table:number-rows-spanned="6">
            <text:p>Electronic</text:p>
          </table:table-cell>
          <table:table-cell table:style-name="ce8" office:value-type="float" office:value="603030" calcext:value-type="float">
            <text:p>603030</text:p>
          </table:table-cell>
          <table:table-cell office:value-type="string" calcext:value-type="string">
            <text:p>603030 LiPo battery (30 × 30 × 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1005007958724149.html" xlink:type="simple">https://fr.aliexpress.com/item/1005007958724149.htm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77" calcext:value-type="currency">
            <text:p>€6,77</text:p>
          </table:table-cell>
          <table:table-cell table:style-name="ce50" table:formula="of:=IFERROR([.G15]/[.F15];0)*[.D15]" office:value-type="currency" office:currency="EUR" office:value="6.77" calcext:value-type="currency">
            <text:p>€6,77</text:p>
          </table:table-cell>
          <table:table-cell table:style-name="ce51" table:formula="of:=ROUNDUP(IFERROR([.D15]/[.F15];0))*[.G15]" office:value-type="currency" office:currency="EUR" office:value="6.77" calcext:value-type="currency">
            <text:p>€6,77</text:p>
          </table:table-cell>
          <table:table-cell table:style-name="ce51" table:formula="of:=ROUNDUP(IFERROR([.D15]*[.J$3]/[.F15];0))*[.G15]" office:value-type="currency" office:currency="EUR" office:value="13.54" calcext:value-type="currency">
            <text:p>€13,54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table:style-name="ce9" office:value-type="string" calcext:value-type="string" table:number-columns-spanned="1" table:number-rows-spanned="2">
            <text:p>Resistors</text:p>
          </table:table-cell>
          <table:table-cell office:value-type="string" calcext:value-type="string">
            <text:p>10kΩ resistor (08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1005006144658512.html" xlink:type="simple">https://fr.aliexpress.com/item/1005006144658512.html</text:a> 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1.08" calcext:value-type="currency">
            <text:p>€1,08</text:p>
          </table:table-cell>
          <table:table-cell table:style-name="ce50" table:formula="of:=IFERROR([.G16]/[.F16];0)*[.D16]" office:value-type="currency" office:currency="EUR" office:value="0.00919148936170213" calcext:value-type="currency">
            <text:p>€0,01</text:p>
          </table:table-cell>
          <table:table-cell table:style-name="ce51" table:formula="of:=ROUNDUP(IFERROR([.D16]/[.F16];0))*[.G16]" office:value-type="currency" office:currency="EUR" office:value="1.08" calcext:value-type="currency">
            <text:p>€1,08</text:p>
          </table:table-cell>
          <table:table-cell table:style-name="ce51" table:formula="of:=ROUNDUP(IFERROR([.D16]*[.J$3]/[.F16];0))*[.G16]" office:value-type="currency" office:currency="EUR" office:value="1.08" calcext:value-type="currency">
            <text:p>€1,0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covered-table-cell/>
          <table:table-cell office:value-type="string" calcext:value-type="string">
            <text:p>200 kΩ resistors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8666573344.html" xlink:type="simple">https://fr.aliexpress.com/item/1005008666573344.html</text:a> 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1.17" calcext:value-type="currency">
            <text:p>€1,17</text:p>
          </table:table-cell>
          <table:table-cell table:style-name="ce50" table:formula="of:=IFERROR([.G17]/[.F17];0)*[.D17]" office:value-type="currency" office:currency="EUR" office:value="0.00497872340425532" calcext:value-type="currency">
            <text:p>€0,00</text:p>
          </table:table-cell>
          <table:table-cell table:style-name="ce51" table:formula="of:=ROUNDUP(IFERROR([.D17]/[.F17];0))*[.G17]" office:value-type="currency" office:currency="EUR" office:value="1.17" calcext:value-type="currency">
            <text:p>€1,17</text:p>
          </table:table-cell>
          <table:table-cell table:style-name="ce51" table:formula="of:=ROUNDUP(IFERROR([.D17]*[.J$3]/[.F17];0))*[.G17]" office:value-type="currency" office:currency="EUR" office:value="1.17" calcext:value-type="currency">
            <text:p>€1,1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BAT54C</text:p>
          </table:table-cell>
          <table:table-cell office:value-type="string" calcext:value-type="string">
            <text:p>BAT54C di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fr.aliexpress.com/item/1005006228736157.html" xlink:type="simple">https://fr.aliexpress.com/item/1005006228736157.html</text:a> 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.31" calcext:value-type="currency">
            <text:p>€1,31</text:p>
          </table:table-cell>
          <table:table-cell table:style-name="ce50" table:formula="of:=IFERROR([.G18]/[.F18];0)*[.D18]" office:value-type="currency" office:currency="EUR" office:value="0.1048" calcext:value-type="currency">
            <text:p>€0,10</text:p>
          </table:table-cell>
          <table:table-cell table:style-name="ce51" table:formula="of:=ROUNDUP(IFERROR([.D18]/[.F18];0))*[.G18]" office:value-type="currency" office:currency="EUR" office:value="1.31" calcext:value-type="currency">
            <text:p>€1,31</text:p>
          </table:table-cell>
          <table:table-cell table:style-name="ce51" table:formula="of:=ROUNDUP(IFERROR([.D18]*[.J$3]/[.F18];0))*[.G18]" office:value-type="currency" office:currency="EUR" office:value="1.31" calcext:value-type="currency">
            <text:p>€1,31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eeed studio</text:p>
          </table:table-cell>
          <table:table-cell office:value-type="string" calcext:value-type="string">
            <text:p>Seeed Studio XIAO ESP32-S3 Plus and an antenna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seeedstudio.com/Seeed-Studio-XIAO-ESP32S3-Plus-p-6361.html" xlink:type="simple">https://www.seeedstudio.com/Seeed-Studio-XIAO-ESP32S3-Plus-p-6361.html</text:a> ; <text:a xlink:href="https://fr.aliexpress.com/item/1005008329745247.html" xlink:type="simple">https://fr.aliexpress.com/item/1005008329745247.html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ce23" office:value-type="currency" office:currency="EUR" office:value="6.99" calcext:value-type="currency">
            <text:p>€6,99</text:p>
          </table:table-cell>
          <table:table-cell table:style-name="ce50" table:formula="of:=IFERROR([.G19]/[.F19];0)*[.D19]" office:value-type="currency" office:currency="EUR" office:value="6.99" calcext:value-type="currency">
            <text:p>€6,99</text:p>
          </table:table-cell>
          <table:table-cell table:style-name="ce51" table:formula="of:=ROUNDUP(IFERROR([.D19]/[.G19];0))*[.G19]" office:value-type="currency" office:currency="EUR" office:value="6.99" calcext:value-type="currency">
            <text:p>€6,99</text:p>
          </table:table-cell>
          <table:table-cell table:style-name="ce51" table:formula="of:=ROUNDUP(IFERROR([.D19]*[.J$3]/[.F19];0))*[.G19]" office:value-type="currency" office:currency="EUR" office:value="13.98" calcext:value-type="currency">
            <text:p>€13,9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100 nF 0805</text:p>
          </table:table-cell>
          <table:table-cell office:value-type="string" calcext:value-type="string">
            <text:p>100 nF capaci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1005006142309480.html" xlink:type="simple">https://fr.aliexpress.com/item/1005006142309480.html</text:a> 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.18" calcext:value-type="currency">
            <text:p>€1,18</text:p>
          </table:table-cell>
          <table:table-cell table:style-name="ce50" table:formula="of:=IFERROR([.G20]/[.F20];0)*[.D20]" office:value-type="currency" office:currency="EUR" office:value="0.0118" calcext:value-type="currency">
            <text:p>€0,01</text:p>
          </table:table-cell>
          <table:table-cell table:style-name="ce51" table:formula="of:=ROUNDUP(IFERROR([.D20]/[.F20];0))*[.G20]" office:value-type="currency" office:currency="EUR" office:value="1.18" calcext:value-type="currency">
            <text:p>€1,18</text:p>
          </table:table-cell>
          <table:table-cell table:style-name="ce51" table:formula="of:=ROUNDUP(IFERROR([.D20]*[.J$3]/[.F20];0))*[.G20]" office:value-type="currency" office:currency="EUR" office:value="1.18" calcext:value-type="currency">
            <text:p>€1,1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9" office:value-type="string" calcext:value-type="string">
            <text:p>Consumable</text:p>
          </table:table-cell>
          <table:table-cell table:style-name="ce16" table:number-columns-repeated="5"/>
          <table:table-cell table:style-name="ce59" office:value-type="string" calcext:value-type="string">
            <text:p>Total</text:p>
          </table:table-cell>
          <table:table-cell table:style-name="ce27" table:formula="of:=SUM([.H5:.H20])" office:value-type="currency" office:currency="EUR" office:value="26.311770212766" calcext:value-type="currency">
            <text:p>€26,31</text:p>
          </table:table-cell>
          <table:table-cell table:style-name="ce27" table:formula="of:=SUM([.I5:.I20])" office:value-type="currency" office:currency="EUR" office:value="42.47" calcext:value-type="currency">
            <text:p>€42,47</text:p>
          </table:table-cell>
          <table:table-cell table:style-name="ce27" table:formula="of:=SUM([.J5:.J20])/[.J3]" office:value-type="currency" office:currency="EUR" office:value="34.915" calcext:value-type="currency">
            <text:p>€34,92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" office:value-type="string" calcext:value-type="string">
            <text:p>Plastic</text:p>
          </table:table-cell>
          <table:table-cell office:value-type="string" calcext:value-type="string">
            <text:p>3D printer filament</text:p>
          </table:table-cell>
          <table:table-cell table:style-name="ce10" office:value-type="string" calcext:value-type="string">
            <text:p>in grams, full estimation to check</text:p>
          </table:table-cell>
          <table:table-cell table:style-name="ce10" office:value-type="float" office:value="300" calcext:value-type="float">
            <text:p>300</text:p>
          </table:table-cell>
          <table:table-cell table:style-name="ce14"/>
          <table:table-cell table:style-name="ce10" office:value-type="float" office:value="750" calcext:value-type="float">
            <text:p>750</text:p>
          </table:table-cell>
          <table:table-cell office:value-type="currency" office:currency="EUR" office:value="25" calcext:value-type="currency">
            <text:p>€25,00</text:p>
          </table:table-cell>
          <table:table-cell table:style-name="ce50" table:formula="of:=IFERROR([.G22]/[.F22];0)*[.D22]" office:value-type="currency" office:currency="EUR" office:value="10" calcext:value-type="currency">
            <text:p>€10,00</text:p>
          </table:table-cell>
          <table:table-cell table:style-name="ce51" table:formula="of:=ROUNDUP(IFERROR([.D22]/[.F22];0))*[.G22]" office:value-type="currency" office:currency="EUR" office:value="25" calcext:value-type="currency">
            <text:p>€25,00</text:p>
          </table:table-cell>
          <table:table-cell table:style-name="ce51" table:formula="of:=ROUNDUP(IFERROR([.D22]*[.J$3]/[.F22];0))*[.G22]" office:value-type="currency" office:currency="EUR" office:value="25" calcext:value-type="currency">
            <text:p>€25,00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 table:number-columns-repeated="3"/>
          <table:table-cell table:style-name="ce15"/>
          <table:table-cell table:style-name="ce6"/>
          <table:table-cell table:style-name="ce27"/>
          <table:table-cell table:style-name="ce27" table:formula="of:=SUM([.H21:.H22])" office:value-type="currency" office:currency="EUR" office:value="36.311770212766" calcext:value-type="currency">
            <text:p>€36,31</text:p>
          </table:table-cell>
          <table:table-cell table:style-name="ce27" table:formula="of:=SUM([.I21:.I22])" office:value-type="currency" office:currency="EUR" office:value="67.47" calcext:value-type="currency">
            <text:p>€67,47</text:p>
          </table:table-cell>
          <table:table-cell table:style-name="ce27" table:formula="of:=[.J21]+SUM([.J22])/[.J$3]" office:value-type="currency" office:currency="EUR" office:value="47.415" calcext:value-type="currency">
            <text:p>€47,42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6" table:number-columns-repeated="4"/>
          <table:table-cell table:style-name="ce16" table:number-columns-repeated="3"/>
          <table:table-cell table:style-name="ce4" office:value-type="string" calcext:value-type="string">
            <text:p>Big batch price</text:p>
          </table:table-cell>
          <table:table-cell table:style-name="ce4" office:value-type="string" calcext:value-type="string">
            <text:p>Min 1 unit price</text:p>
          </table:table-cell>
          <table:table-cell table:style-name="ce4" table:formula="of:=&quot;Per unit if &quot;&amp;[.J3]&amp;&quot; built&quot;" office:value-type="string" office:string-value="Per unit if 2 built" calcext:value-type="string">
            <text:p>Per unit if 2 built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Default" table:number-columns-repeated="10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2" office:value-type="string" calcext:value-type="string" table:number-columns-spanned="10" table:number-rows-spanned="1">
            <text:p>Actual testing costs</text:p>
          </table:table-cell>
          <table:covered-table-cell table:number-columns-repeated="3" table:style-name="ce42"/>
          <table:covered-table-cell table:style-name="ce52"/>
          <table:covered-table-cell table:style-name="ce42"/>
          <table:covered-table-cell table:style-name="ce61"/>
          <table:covered-table-cell table:number-columns-repeated="3" table:style-name="ce42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3" office:value-type="string" calcext:value-type="string" table:number-columns-spanned="10" table:number-rows-spanned="1">
            <text:p>Consumable</text:p>
          </table:table-cell>
          <table:covered-table-cell table:number-columns-repeated="3" table:style-name="ce42"/>
          <table:covered-table-cell table:style-name="ce52"/>
          <table:covered-table-cell table:style-name="ce42"/>
          <table:covered-table-cell table:style-name="ce61"/>
          <table:covered-table-cell table:number-columns-repeated="3" table:style-name="ce42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4" office:value-type="string" calcext:value-type="string">
            <text:p>Plastic</text:p>
          </table:table-cell>
          <table:table-cell table:number-columns-repeated="19"/>
          <table:table-cell table:style-name="ce7" table:number-columns-repeated="16364"/>
        </table:table-row>
        <table:table-row table:style-name="ro1">
          <table:table-cell table:style-name="ce33" office:value-type="string" calcext:value-type="string" table:number-columns-spanned="10" table:number-rows-spanned="1">
            <text:p>Losts (destroyed during construction/test</text:p>
          </table:table-cell>
          <table:covered-table-cell table:number-columns-repeated="9" table:style-name="ce43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Default" table:number-columns-repeated="10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42" table:number-columns-repeated="3"/>
          <table:table-cell table:style-name="ce52"/>
          <table:table-cell table:style-name="ce42"/>
          <table:table-cell table:style-name="ce61"/>
          <table:table-cell table:style-name="ce42" table:number-columns-repeated="3"/>
          <table:table-cell table:number-columns-repeated="10"/>
          <table:table-cell table:style-name="ce7" table:number-columns-repeated="16364"/>
        </table:table-row>
        <table:table-row table:style-name="ro1" table:number-rows-repeated="1048544">
          <table:table-cell table:number-columns-repeated="20"/>
          <table:table-cell table:style-name="ce7" table:number-columns-repeated="16364"/>
        </table:table-row>
        <table:table-row table:style-name="ro1">
          <table:table-cell table:number-columns-repeated="20"/>
          <table:table-cell table:style-name="ce7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7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fr" number:country="FR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19" number:language="fr" number:country="FR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1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number:currency-style style:name="N10123P0" style:volatile="true" number:language="fr" number:country="FR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23" number:language="fr" number:country="FR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2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2:18:02.811233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9:57:07.999198476</meta:creation-date>
    <dc:date>2026-01-11T12:32:48.400897082</dc:date>
    <meta:editing-duration>PT2H22M48S</meta:editing-duration>
    <meta:editing-cycles>13</meta:editing-cycles>
    <meta:generator>LibreOffice/25.8.4.2$Linux_X86_64 LibreOffice_project/580$Build-2</meta:generator>
    <meta:document-statistic meta:table-count="1" meta:cell-count="188" meta:object-count="0"/>
  </office:meta>
</office:document-meta>
</file>